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043cm" table:align="left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.416cm"/>
    </style:style>
    <style:style style:name="Table1.C" style:family="table-column">
      <style:table-column-properties style:column-width="1.217cm"/>
    </style:style>
    <style:style style:name="Table1.A1" style:family="table-cell">
      <style:table-cell-properties fo:padding="0.049cm" fo:border="none"/>
    </style:style>
    <style:style style:name="Table2" style:family="table">
      <style:table-properties style:width="5.043cm" table:align="left"/>
    </style:style>
    <style:style style:name="Table2.A" style:family="table-column">
      <style:table-column-properties style:column-width="2.409cm"/>
    </style:style>
    <style:style style:name="Table2.B" style:family="table-column">
      <style:table-column-properties style:column-width="1.416cm"/>
    </style:style>
    <style:style style:name="Table2.C" style:family="table-column">
      <style:table-column-properties style:column-width="1.217cm"/>
    </style:style>
    <style:style style:name="Table2.A1" style:family="table-cell">
      <style:table-cell-properties fo:padding="0.049cm" fo:border="none"/>
    </style:style>
    <style:style style:name="P1" style:family="paragraph" style:parent-style-name="Standard" style:list-style-name="L2"/>
    <style:style style:name="P2" style:family="paragraph" style:parent-style-name="Standard">
      <style:text-properties officeooo:paragraph-rsid="001c54e2"/>
    </style:style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able_20_Contents">
      <style:paragraph-properties fo:text-align="center" style:justify-single-word="false"/>
      <style:text-properties style:font-name="sans-serif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aa3f6"/>
    </style:style>
    <style:style style:name="T2" style:family="text">
      <style:text-properties style:font-name="sans-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54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Problem:</text:span> Extract amount, company and reason for contracts on Quebec</text:p>
      <text:p text:style-name="P2"><text:span text:style-name="T3">Dataset:</text:span> 28,376 documents <text:span text:style-name="T4">obtained on a FIOA request by Montreal Gazette journalist Roberto Rocha</text:span></text:p>
      <text:p text:style-name="P4">Approach</text:p>
      <text:list xml:id="list8096417728009590082" text:style-name="L2">
        <text:list-item>
          <text:p text:style-name="P1">amount RE</text:p>
        </text:list-item>
        <text:list-item>
          <text:p text:style-name="P1">company with inc.</text:p>
        </text:list-item>
        <text:list-item>
          <text:p text:style-name="P1">reason with concernant/amount to/ etc (10 patterns)</text:p>
        </text:list-item>
      </text:list>
      <text:p text:style-name="Standard"><text:span text:style-name="T4">G</text:span>uidelines:</text:p>
      <text:list xml:id="list1550538054155413785" text:style-name="L3">
        <text:list-item>
          <text:p text:style-name="P3">internal money transfers do not qualify</text:p>
        </text:list-item>
        <text:list-item>
          <text:p text:style-name="P3">no company, receiver, does not qualify</text:p>
        </text:list-item>
        <text:list-item>
          <text:p text:style-name="P3">donation, qualifies</text:p>
          <text:p text:style-name="P3"/>
        </text:list-item>
      </text:list>
      <text:p text:style-name="Standard"><text:span text:style-name="T3">Input Data: </text:span>36 docs</text:p>
      <text:p text:style-name="Standard"><text:span text:style-name="T3">Test Data:</text:span> 32 docs</text:p>
      <text:p text:style-name="P4">Results:</text:p>
      <text:p text:style-name="Standard"><text:span text:style-name="T4">(</text:span>with precise matching<text:span text:style-name="T4">)</text:span></text:p>
      <text:p text:style-name="Standard"/>
      <text:p text:style-name="Standard"><text:bookmark text:name="magicparlabel-604687"/>• <text:span text:style-name="T2">On 32 new documents: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<text:bookmark text:name="magicparlabel-604689"/>System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bookmark text:name="magicparlabel-604691"/>Annotated</text:p>
          </table:table-cell>
          <table:table-cell table:style-name="Table2.A1" office:value-type="string">
            <text:p text:style-name="P6"><text:bookmark text:name="magicparlabel-604692"/>tp: 5 </text:p>
          </table:table-cell>
          <table:table-cell table:style-name="Table2.A1" office:value-type="string">
            <text:p text:style-name="P6"><text:bookmark text:name="magicparlabel-604693"/>fn: 9</text:p>
          </table:table-cell>
        </table:table-row>
        <table:table-row>
          <table:table-cell table:style-name="Table2.A1" office:value-type="string">
            <text:p text:style-name="P6"><text:bookmark text:name="magicparlabel-604695"/>fp: 0</text:p>
          </table:table-cell>
          <table:table-cell table:style-name="Table2.A1" office:value-type="string">
            <text:p text:style-name="P6"><text:bookmark text:name="magicparlabel-604696"/>tn: 18</text:p>
          </table:table-cell>
          <table:table-cell table:style-name="Table2.A1" office:value-type="string">
            <text:p text:style-name="P7"/>
          </table:table-cell>
        </table:table-row>
      </table:table>
      <text:p text:style-name="P5"><text:bookmark text:name="magicparlabel-604698"/>∗ <text:span text:style-name="T2">precision = 5 / 5 = 1.0 </text:span></text:p>
      <text:p text:style-name="P5">∗ <text:span text:style-name="T2">recall = 5 / 13 = 0.38</text:span></text:p>
      <text:p text:style-name="P5">– <text:span text:style-name="T2">but only 2 perfect, 1 wrong company and no reason, 1 no reason and 1 reason is whole doc</text:span></text:p>
      <text:p text:style-name="P5">– <text:span text:style-name="T2">2 fn due to lack of amount, 7 due to lack of inc.</text:span></text:p>
      <text:p text:style-name="Standard"/>
      <text:p text:style-name="Standard"><text:bookmark text:name="magicparlabel-603293"/>• On 32 new documents: <text:bookmark text:name="magicparlabel-60330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<text:bookmark text:name="magicparlabel-603295"/>Syste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<text:bookmark text:name="magicparlabel-603297"/>Annotated</text:p>
          </table:table-cell>
          <table:table-cell table:style-name="Table1.A1" office:value-type="string">
            <text:p text:style-name="Standard"><text:bookmark text:name="magicparlabel-603298"/>tp: 5 </text:p>
          </table:table-cell>
          <table:table-cell table:style-name="Table1.A1" office:value-type="string">
            <text:p text:style-name="Standard"><text:bookmark text:name="magicparlabel-603299"/>fn: 9</text:p>
          </table:table-cell>
        </table:table-row>
        <table:table-row>
          <table:table-cell table:style-name="Table1.A1" office:value-type="string">
            <text:p text:style-name="Standard"><text:bookmark text:name="magicparlabel-603301"/>fp: 0</text:p>
          </table:table-cell>
          <table:table-cell table:style-name="Table1.A1" office:value-type="string">
            <text:p text:style-name="Standard"><text:bookmark text:name="magicparlabel-603302"/>tn: 18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><text:bookmark text:name="magicparlabel-603304"/>∗ precision = 5 / 5 = 1.0 </text:p>
      <text:p text:style-name="Standard">∗ recall = 5 / 13 = 0.38</text:p>
      <text:p text:style-name="Standard">– but only 2 perfect, 1 wrong company and no reason, 1 no reason and 1 reason is whole doc</text:p>
      <text:p text:style-name="Standard">– 2 fn due to lack of amount, 7 due to lack of in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2:08:30.014473440</meta:creation-date>
    <dc:date>2016-07-22T12:18:37.210036133</dc:date>
    <meta:editing-duration>PT10M8S</meta:editing-duration>
    <meta:editing-cycles>2</meta:editing-cycles>
    <meta:generator>LibreOffice/4.3.3.2$Linux_X86_64 LibreOffice_project/430m0$Build-2</meta:generator>
    <meta:document-statistic meta:table-count="2" meta:image-count="0" meta:object-count="0" meta:page-count="1" meta:paragraph-count="37" meta:word-count="197" meta:character-count="933" meta:non-whitespace-character-count="769"/>
  </office:meta>
</office:document-meta>
</file>